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BB 1SL0828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7" calcext:value-type="float">
            <text:p>17</text:p>
          </table:table-cell>
          <table:table-cell table:formula="of:=[.D3]*[.F3]" office:value-type="float" office:value="17" calcext:value-type="float">
            <text:p>17</text:p>
          </table:table-cell>
          <table:table-cell office:value-type="string" calcext:value-type="string">
            <text:p>Box, DIM 310x240x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epper Motor NEMA 17 (17HS19-2004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formula="of:=[.D4]*[.F4]" office:value-type="float" office:value="20" calcext:value-type="float">
            <text:p>20</text:p>
          </table:table-cell>
          <table:table-cell office:value-type="string" calcext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70mm threaded ro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table:formula="of:=[.D5]*[.F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yloc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6]*[.F6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7]*[.F7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608RS Ball bea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83" calcext:value-type="float">
            <text:p>0.83</text:p>
          </table:table-cell>
          <table:table-cell table:formula="of:=[.D8]*[.F8]" office:value-type="float" office:value="2.49" calcext:value-type="float">
            <text:p>2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0mm Headless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9]*[.F9]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all bearing holder cap</text:p>
          </table:table-cell>
          <table:table-cell office:value-type="string" calcext:value-type="string">
            <text:p>ball_bearing_holder_cup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Side</text:p>
          </table:table-cell>
          <table:table-cell office:value-type="string" calcext:value-type="string">
            <text:p>axis_side.s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H21LOB with Breako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2" calcext:value-type="float">
            <text:p>3.2</text:p>
          </table:table-cell>
          <table:table-cell table:formula="of:=[.D13]*[.F13]" office:value-type="float" office:value="6.4" calcext:value-type="float">
            <text:p>6.4</text:p>
          </table:table-cell>
          <table:table-cell office:value-type="string" calcext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sensor holder</text:p>
          </table:table-cell>
          <table:table-cell office:value-type="string" calcext:value-type="string">
            <text:p>homing_sensor_hold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6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5]*[.F15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6]*[.F16]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Bushing</text:p>
          </table:table-cell>
          <table:table-cell office:value-type="string" calcext:value-type="string">
            <text:p>axis_bushing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32 PVC tub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[.D19]*[.F19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50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20]*[.F20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 Spacer</text:p>
          </table:table-cell>
          <table:table-cell office:value-type="string" calcext:value-type="string">
            <text:p>axis_gear_spac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x 18m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a</text:p>
          </table:table-cell>
          <table:table-cell office:value-type="float" office:value="0.04" calcext:value-type="float">
            <text:p>0.04</text:p>
          </table:table-cell>
          <table:table-cell table:formula="of:=[.D22]*[.F22]"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washe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3]*[.F23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n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4]*[.F24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5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6]*[.F26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 sm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7]*[.F27]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zimuth Axis Pillar</text:p>
          </table:table-cell>
          <table:table-cell office:value-type="string" calcext:value-type="string">
            <text:p>azimuth_axis_pillar.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8]*[.F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8])" office:value-type="float" office:value="60.21" calcext:value-type="float">
            <text:p>60.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2:03:34.306526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10-28T02:05:42.075858048</dc:date>
    <dc:creator>Pierros Papadeas</dc:creator>
    <meta:editing-duration>PT7H7M6S</meta:editing-duration>
    <meta:editing-cycles>10</meta:editing-cycles>
    <meta:generator>LibreOffice/4.2.6.3$Linux_X86_64 LibreOffice_project/420$Build-3</meta:generator>
    <meta:document-statistic meta:table-count="1" meta:cell-count="177" meta:object-count="0"/>
  </office:meta>
</office:document-meta>
</file>